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01bbc7" officeooo:paragraph-rsid="0001bbc7"/>
    </style:style>
    <style:style style:name="P3" style:family="paragraph" style:parent-style-name="Standard">
      <style:text-properties officeooo:paragraph-rsid="0001bbc7"/>
    </style:style>
    <style:style style:name="P4" style:family="paragraph" style:parent-style-name="Standard">
      <style:text-properties fo:language="pl" fo:country="PL" officeooo:rsid="0001bbc7" officeooo:paragraph-rsid="0001bbc7"/>
    </style:style>
    <style:style style:name="P5" style:family="paragraph" style:parent-style-name="Standard">
      <style:text-properties fo:language="pl" fo:country="PL" officeooo:rsid="0001bbc7" officeooo:paragraph-rsid="0002742d"/>
    </style:style>
    <style:style style:name="P6" style:family="paragraph" style:parent-style-name="Standard">
      <style:text-properties fo:language="pl" fo:country="PL" officeooo:rsid="0002eb78" officeooo:paragraph-rsid="0002eb78"/>
    </style:style>
    <style:style style:name="T1" style:family="text">
      <style:text-properties fo:language="pl" fo:country="PL" officeooo:rsid="0001bbc7"/>
    </style:style>
    <style:style style:name="T2" style:family="text">
      <style:text-properties fo:language="pl" fo:country="PL" fo:font-style="italic" officeooo:rsid="0001bbc7" style:font-style-asian="italic" style:font-style-complex="italic"/>
    </style:style>
    <style:style style:name="T3" style:family="text">
      <style:text-properties fo:language="pl" fo:country="PL" fo:font-style="normal" officeooo:rsid="0001bbc7" style:font-style-asian="normal" style:font-style-complex="normal"/>
    </style:style>
    <style:style style:name="T4" style:family="text">
      <style:text-properties officeooo:rsid="0002eb7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leży dopisać odpowiedni kod do poniższego skryptu. Nie wolno używać dodatkowych, gotowych funkcji Octave/Matlaba do obróbki grafiki, ani definiować i używać swoich podprogramów. Całe rozwiązanie ma znajdować się w dokładnie wskazanym miejscu i nigdzie indziej.</text:p>
      <text:p text:style-name="P5"/>
      <text:p text:style-name="P2"><text:span text:style-name="T4">1. </text:span>Proszę dokonać korekcji zgodnie ze wzorem podanym poniżej:</text:p>
      <text:p text:style-name="P1"><draw:frame draw:style-name="fr1" draw:name="Object1" text:anchor-type="as-char" svg:y="-0.473cm" svg:width="3.821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>trzeba przyjąć, że wzór ten obowiązuje dla danych wejściowych z zakresu [0; 1] (być może trzeba coś przeskalować). </text:p>
      <text:p text:style-name="P2"/>
      <text:p text:style-name="P2">clear; clf;clc;</text:p>
      <text:p text:style-name="P2">img = imread('jakis_obrazek_kolorowy.jpg'); </text:p>
      <text:p text:style-name="P2"/>
      <text:p text:style-name="P2">% tutaj mają być wpisane odpowiednie linijki kodu, i tylko tutaj</text:p>
      <text:p text:style-name="P2"><text:s/></text:p>
      <text:p text:style-name="P3"><text:span text:style-name="T1">%</text:span><text:span text:style-name="T2">img_out</text:span><text:span text:style-name="T1"> ma mieć ten sam rozmiar co </text:span><text:span text:style-name="T2">img </text:span><text:span text:style-name="T3">i zawierać wartości typu double w zakresie [0; 255]</text:span></text:p>
      <text:p text:style-name="P2">imshow (img_out /255);</text:p>
      <text:p text:style-name="P2"><text:s/></text:p>
      <text:p text:style-name="P6">2.</text:p>
      <text:p text:style-name="P6">….</text:p>
      <text:p text:style-name="P6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 LibreOffice_project/057fc023c990d676a43019934386b85b21a9ee99</meta:generator>
    <dc:date>2019-11-02T20:09:21.327000000</dc:date>
    <meta:editing-duration>PT13M14S</meta:editing-duration>
    <meta:editing-cycles>3</meta:editing-cycles>
    <meta:document-statistic meta:table-count="0" meta:image-count="0" meta:object-count="1" meta:page-count="1" meta:paragraph-count="13" meta:word-count="100" meta:character-count="680" meta:non-whitespace-character-count="586"/>
  </office:meta>
</office:document-meta>
</file>

<file path=Object 1/content.xml><?xml version="1.0" encoding="utf-8"?>
<math xmlns="http://www.w3.org/1998/Math/MathML" display="block">
  <semantics>
    <mrow>
      <mi mathvariant="italic">wyjscie</mi>
      <mo stretchy="false">=</mo>
      <msup>
        <mi>e</mi>
        <mrow>
          <mo stretchy="false">−</mo>
          <msup>
            <mrow>
              <mo fence="true" stretchy="false">(</mo>
              <mrow>
                <mrow>
                  <mi mathvariant="italic">wejscie</mi>
                  <mo stretchy="false">−</mo>
                  <mn>128</mn>
                </mrow>
              </mrow>
              <mo fence="true" stretchy="false">)</mo>
            </mrow>
            <mn>2</mn>
          </msup>
        </mrow>
      </msup>
    </mrow>
    <annotation encoding="StarMath 5.0">wyjscie = e ^{- (wejscie-128) ^2}</annotation>
  </semantics>
</math>
</file>